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Mapping.getFormBeanMessageResource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getUnqualifiedAc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isLogi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getConditionalForward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is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getUnqualifiedAction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ActionMapping.setOverloaded( boolean overloa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ConditionalForwards( String conditionalForwar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ActionMapping.getForm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getDefaul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UnqualifiedActionPath( String unqualifiedAction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FormMember( String form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PreventDoubleSubmit( boolean preventDouble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isPreventDoubleSub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FormBeanMessageResourcesKey( String formBeanMessageResource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DefaultForward( String default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isSimpl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getLocalPathsRelativ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FormClass( String for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SimpleAction( boolean simple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getForm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ctionMapping.setLoginRequired( boolean login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